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6284" officeooo:paragraph-rsid="00066284"/>
    </style:style>
    <style:style style:name="P2" style:family="paragraph" style:parent-style-name="Standard">
      <style:text-properties officeooo:rsid="0009b7fd" officeooo:paragraph-rsid="0009b7fd"/>
    </style:style>
    <style:style style:name="P3" style:family="paragraph" style:parent-style-name="Standard">
      <style:text-properties officeooo:rsid="000b9ea5" officeooo:paragraph-rsid="000b9ea5"/>
    </style:style>
    <style:style style:name="P4" style:family="paragraph" style:parent-style-name="Standard">
      <style:text-properties officeooo:rsid="000d28ce" officeooo:paragraph-rsid="000d28ce"/>
    </style:style>
    <style:style style:name="P5" style:family="paragraph" style:parent-style-name="Standard">
      <style:text-properties fo:color="#ffffff" style:font-name="Loma" officeooo:rsid="00093078" officeooo:paragraph-rsid="00093078" fo:background-color="#ff0000"/>
    </style:style>
    <style:style style:name="P6" style:family="paragraph" style:parent-style-name="Standard">
      <style:text-properties officeooo:rsid="0012f60e" officeooo:paragraph-rsid="0012f60e"/>
    </style:style>
    <style:style style:name="T1" style:family="text">
      <style:text-properties officeooo:rsid="0011c69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/>BAE SYSTEMS </text:p>
      <text:p text:style-name="P2">COMPILATION NOTE</text:p>
      <text:p text:style-name="P1"/>
      <text:p text:style-name="P3">PROJECT:</text:p>
      <text:p text:style-name="P4"><text:span text:style-name="T1">FROM </text:span>DATE:</text:p>
      <text:p text:style-name="P4"/>
      <text:p text:style-name="P6">DESCRIPTIONS: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oma" svg:font-family="Lom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06:13:04.239329607</meta:creation-date>
    <dc:date>2017-06-12T06:15:44.215311012</dc:date>
    <meta:editing-duration>PT1M4S</meta:editing-duration>
    <meta:editing-cycles>15</meta:editing-cycles>
    <meta:generator>LibreOffice/4.2.8.2$Linux_X86_64 LibreOffice_project/420m0$Build-2</meta:generator>
    <meta:document-statistic meta:table-count="0" meta:image-count="0" meta:object-count="0" meta:page-count="1" meta:paragraph-count="5" meta:word-count="8" meta:character-count="60" meta:non-whitespace-character-count="55"/>
  </office:meta>
</office:document-meta>
</file>